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15">
          <table:table-cell table:number-columns-repeated="12"/>
        </table:table-row>
        <table:table-row table:style-name="ro1">
          <table:table-cell/>
          <table:table-cell office:value-type="string" calcext:value-type="string">
            <text:p>astar</text:p>
          </table:table-cell>
          <table:table-cell table:number-columns-repeated="2"/>
          <table:table-cell office:value-type="string" calcext:value-type="string">
            <text:p>dijkstra</text:p>
          </table:table-cell>
          <table:table-cell table:number-columns-repeated="2"/>
          <table:table-cell office:value-type="string" calcext:value-type="string">
            <text:p>DF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849" calcext:value-type="float">
            <text:p>0.25849</text:p>
          </table:table-cell>
          <table:table-cell office:value-type="float" office:value="21.7426" calcext:value-type="float">
            <text:p>21.7426</text:p>
          </table:table-cell>
          <table:table-cell/>
          <table:table-cell office:value-type="float" office:value="0.51727" calcext:value-type="float">
            <text:p>0.51727</text:p>
          </table:table-cell>
          <table:table-cell office:value-type="float" office:value="20.9142" calcext:value-type="float">
            <text:p>20.9142</text:p>
          </table:table-cell>
          <table:table-cell/>
          <table:table-cell office:value-type="float" office:value="0.56703" calcext:value-type="float">
            <text:p>0.56703</text:p>
          </table:table-cell>
          <table:table-cell office:value-type="float" office:value="191.316" calcext:value-type="float">
            <text:p>191.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763" calcext:value-type="float">
            <text:p>0.58763</text:p>
          </table:table-cell>
          <table:table-cell office:value-type="float" office:value="34.3995" calcext:value-type="float">
            <text:p>34.3995</text:p>
          </table:table-cell>
          <table:table-cell/>
          <table:table-cell office:value-type="float" office:value="1.28021" calcext:value-type="float">
            <text:p>1.28021</text:p>
          </table:table-cell>
          <table:table-cell office:value-type="float" office:value="31.9142" calcext:value-type="float">
            <text:p>31.9142</text:p>
          </table:table-cell>
          <table:table-cell/>
          <table:table-cell office:value-type="float" office:value="0.80964" calcext:value-type="float">
            <text:p>0.80964</text:p>
          </table:table-cell>
          <table:table-cell office:value-type="float" office:value="227.672" calcext:value-type="float">
            <text:p>227.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183" calcext:value-type="float">
            <text:p>0.79183</text:p>
          </table:table-cell>
          <table:table-cell office:value-type="float" office:value="46.2279" calcext:value-type="float">
            <text:p>46.2279</text:p>
          </table:table-cell>
          <table:table-cell/>
          <table:table-cell office:value-type="float" office:value="2.05358" calcext:value-type="float">
            <text:p>2.05358</text:p>
          </table:table-cell>
          <table:table-cell office:value-type="float" office:value="42.9142" calcext:value-type="float">
            <text:p>42.9142</text:p>
          </table:table-cell>
          <table:table-cell/>
          <table:table-cell office:value-type="float" office:value="2.54612" calcext:value-type="float">
            <text:p>2.54612</text:p>
          </table:table-cell>
          <table:table-cell office:value-type="float" office:value="66.8655" calcext:value-type="float">
            <text:p>66.8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003" calcext:value-type="float">
            <text:p>0.31003</text:p>
          </table:table-cell>
          <table:table-cell office:value-type="float" office:value="33.2279" calcext:value-type="float">
            <text:p>33.2279</text:p>
          </table:table-cell>
          <table:table-cell/>
          <table:table-cell office:value-type="float" office:value="1.27185" calcext:value-type="float">
            <text:p>1.27185</text:p>
          </table:table-cell>
          <table:table-cell office:value-type="float" office:value="33.2279" calcext:value-type="float">
            <text:p>33.2279</text:p>
          </table:table-cell>
          <table:table-cell/>
          <table:table-cell office:value-type="float" office:value="1.1378" calcext:value-type="float">
            <text:p>1.1378</text:p>
          </table:table-cell>
          <table:table-cell office:value-type="float" office:value="226.257" calcext:value-type="float">
            <text:p>226.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695" calcext:value-type="float">
            <text:p>0.89695</text:p>
          </table:table-cell>
          <table:table-cell office:value-type="float" office:value="45.299" calcext:value-type="float">
            <text:p>45.299</text:p>
          </table:table-cell>
          <table:table-cell/>
          <table:table-cell office:value-type="float" office:value="2.2976" calcext:value-type="float">
            <text:p>2.2976</text:p>
          </table:table-cell>
          <table:table-cell office:value-type="float" office:value="44.4706" calcext:value-type="float">
            <text:p>44.4706</text:p>
          </table:table-cell>
          <table:table-cell/>
          <table:table-cell office:value-type="float" office:value="2.4052" calcext:value-type="float">
            <text:p>2.4052</text:p>
          </table:table-cell>
          <table:table-cell office:value-type="float" office:value="93.7355" calcext:value-type="float">
            <text:p>93.7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574" calcext:value-type="float">
            <text:p>1.24574</text:p>
          </table:table-cell>
          <table:table-cell office:value-type="float" office:value="55.7132" calcext:value-type="float">
            <text:p>55.7132</text:p>
          </table:table-cell>
          <table:table-cell/>
          <table:table-cell office:value-type="float" office:value="2.87572" calcext:value-type="float">
            <text:p>2.87572</text:p>
          </table:table-cell>
          <table:table-cell office:value-type="float" office:value="54.8848" calcext:value-type="float">
            <text:p>54.8848</text:p>
          </table:table-cell>
          <table:table-cell/>
          <table:table-cell office:value-type="float" office:value="1.9841" calcext:value-type="float">
            <text:p>1.9841</text:p>
          </table:table-cell>
          <table:table-cell office:value-type="float" office:value="198.074" calcext:value-type="float">
            <text:p>198.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5728" calcext:value-type="float">
            <text:p>1.25728</text:p>
          </table:table-cell>
          <table:table-cell office:value-type="float" office:value="60.7132" calcext:value-type="float">
            <text:p>60.7132</text:p>
          </table:table-cell>
          <table:table-cell/>
          <table:table-cell office:value-type="float" office:value="3.03966" calcext:value-type="float">
            <text:p>3.03966</text:p>
          </table:table-cell>
          <table:table-cell office:value-type="float" office:value="60.3701" calcext:value-type="float">
            <text:p>60.3701</text:p>
          </table:table-cell>
          <table:table-cell/>
          <table:table-cell office:value-type="float" office:value="2.20645" calcext:value-type="float">
            <text:p>2.20645</text:p>
          </table:table-cell>
          <table:table-cell office:value-type="float" office:value="139.576" calcext:value-type="float">
            <text:p>139.576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UM([.B18:.B24])" office:value-type="float" office:value="5.34795" calcext:value-type="float">
            <text:p>5.34795</text:p>
          </table:table-cell>
          <table:table-cell table:style-name="ce1" table:formula="of:=SUM([.C18:.C24])" office:value-type="float" office:value="297.3233" calcext:value-type="float">
            <text:p>297.3233</text:p>
          </table:table-cell>
          <table:table-cell/>
          <table:table-cell table:style-name="ce1" table:formula="of:=SUM([.E18:.E24])" office:value-type="float" office:value="13.33589" calcext:value-type="float">
            <text:p>13.33589</text:p>
          </table:table-cell>
          <table:table-cell table:style-name="ce1" table:formula="of:=SUM([.F18:.F24])" office:value-type="float" office:value="288.696" calcext:value-type="float">
            <text:p>288.696</text:p>
          </table:table-cell>
          <table:table-cell/>
          <table:table-cell table:style-name="ce1" table:formula="of:=SUM([.H18:.H24])" office:value-type="float" office:value="11.65634" calcext:value-type="float">
            <text:p>11.65634</text:p>
          </table:table-cell>
          <table:table-cell table:style-name="ce1" table:formula="of:=SUM([.I18:.I24])" office:value-type="float" office:value="1143.496" calcext:value-type="float">
            <text:p>1143.496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rt</text:p>
          </table:table-cell>
          <table:table-cell table:number-columns-repeated="2"/>
          <table:table-cell office:value-type="string" calcext:value-type="string">
            <text:p>rrt*</text:p>
          </table:table-cell>
          <table:table-cell table:number-columns-repeated="2"/>
          <table:table-cell office:value-type="string" calcext:value-type="string">
            <text:p>prm</text:p>
          </table:table-cell>
          <table:table-cell table:number-columns-repeated="2"/>
          <table:table-cell office:value-type="string" calcext:value-type="string">
            <text:p>a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float" office:value="3.35814" calcext:value-type="float">
            <text:p>3.35814</text:p>
          </table:table-cell>
          <table:table-cell office:value-type="float" office:value="50.2527" calcext:value-type="float">
            <text:p>50.2527</text:p>
          </table:table-cell>
          <table:table-cell/>
          <table:table-cell office:value-type="float" office:value="685.351" calcext:value-type="float">
            <text:p>685.351</text:p>
          </table:table-cell>
          <table:table-cell office:value-type="float" office:value="25.2848" calcext:value-type="float">
            <text:p>25.2848</text:p>
          </table:table-cell>
          <table:table-cell/>
          <table:table-cell office:value-type="float" office:value="3.96958" calcext:value-type="float">
            <text:p>3.96958</text:p>
          </table:table-cell>
          <table:table-cell office:value-type="float" office:value="36.8539" calcext:value-type="float">
            <text:p>36.8539</text:p>
          </table:table-cell>
          <table:table-cell/>
          <table:table-cell office:value-type="float" office:value="3449.5" calcext:value-type="float">
            <text:p>3449.5</text:p>
          </table:table-cell>
          <table:table-cell office:value-type="float" office:value="24.2279" calcext:value-type="float">
            <text:p>24.2279</text:p>
          </table:table-cell>
        </table:table-row>
        <table:table-row table:style-name="ro1">
          <table:table-cell/>
          <table:table-cell office:value-type="float" office:value="2.69789" calcext:value-type="float">
            <text:p>2.69789</text:p>
          </table:table-cell>
          <table:table-cell office:value-type="float" office:value="68.6794" calcext:value-type="float">
            <text:p>68.6794</text:p>
          </table:table-cell>
          <table:table-cell/>
          <table:table-cell office:value-type="float" office:value="691.248" calcext:value-type="float">
            <text:p>691.248</text:p>
          </table:table-cell>
          <table:table-cell office:value-type="float" office:value="38.4755" calcext:value-type="float">
            <text:p>38.4755</text:p>
          </table:table-cell>
          <table:table-cell/>
          <table:table-cell office:value-type="float" office:value="10.7978" calcext:value-type="float">
            <text:p>10.7978</text:p>
          </table:table-cell>
          <table:table-cell office:value-type="float" office:value="38.6602" calcext:value-type="float">
            <text:p>38.6602</text:p>
          </table:table-cell>
          <table:table-cell/>
          <table:table-cell office:value-type="float" office:value="8755.06" calcext:value-type="float">
            <text:p>8755.06</text:p>
          </table:table-cell>
          <table:table-cell office:value-type="float" office:value="37.439" calcext:value-type="float">
            <text:p>37.439</text:p>
          </table:table-cell>
        </table:table-row>
        <table:table-row table:style-name="ro1">
          <table:table-cell/>
          <table:table-cell office:value-type="float" office:value="3.16283" calcext:value-type="float">
            <text:p>3.16283</text:p>
          </table:table-cell>
          <table:table-cell office:value-type="float" office:value="82.0232" calcext:value-type="float">
            <text:p>82.0232</text:p>
          </table:table-cell>
          <table:table-cell/>
          <table:table-cell office:value-type="float" office:value="713.713" calcext:value-type="float">
            <text:p>713.713</text:p>
          </table:table-cell>
          <table:table-cell office:value-type="float" office:value="53.195" calcext:value-type="float">
            <text:p>53.195</text:p>
          </table:table-cell>
          <table:table-cell/>
          <table:table-cell office:value-type="float" office:value="19.1884" calcext:value-type="float">
            <text:p>19.1884</text:p>
          </table:table-cell>
          <table:table-cell office:value-type="float" office:value="46.7488" calcext:value-type="float">
            <text:p>46.7488</text:p>
          </table:table-cell>
          <table:table-cell/>
          <table:table-cell office:value-type="float" office:value="12213.7" calcext:value-type="float">
            <text:p>12213.7</text:p>
          </table:table-cell>
          <table:table-cell office:value-type="float" office:value="55.167" calcext:value-type="float">
            <text:p>55.167</text:p>
          </table:table-cell>
        </table:table-row>
        <table:table-row table:style-name="ro1">
          <table:table-cell/>
          <table:table-cell office:value-type="float" office:value="2.20807" calcext:value-type="float">
            <text:p>2.20807</text:p>
          </table:table-cell>
          <table:table-cell office:value-type="float" office:value="56.4805" calcext:value-type="float">
            <text:p>56.4805</text:p>
          </table:table-cell>
          <table:table-cell/>
          <table:table-cell office:value-type="float" office:value="707.93" calcext:value-type="float">
            <text:p>707.93</text:p>
          </table:table-cell>
          <table:table-cell office:value-type="float" office:value="39.2592" calcext:value-type="float">
            <text:p>39.2592</text:p>
          </table:table-cell>
          <table:table-cell/>
          <table:table-cell office:value-type="float" office:value="27.0746" calcext:value-type="float">
            <text:p>27.0746</text:p>
          </table:table-cell>
          <table:table-cell office:value-type="float" office:value="74.5447" calcext:value-type="float">
            <text:p>74.5447</text:p>
          </table:table-cell>
          <table:table-cell/>
          <table:table-cell office:value-type="float" office:value="4887.82" calcext:value-type="float">
            <text:p>4887.82</text:p>
          </table:table-cell>
          <table:table-cell office:value-type="float" office:value="36.299" calcext:value-type="float">
            <text:p>36.299</text:p>
          </table:table-cell>
        </table:table-row>
        <table:table-row table:style-name="ro1">
          <table:table-cell/>
          <table:table-cell office:value-type="float" office:value="2.19378" calcext:value-type="float">
            <text:p>2.19378</text:p>
          </table:table-cell>
          <table:table-cell office:value-type="float" office:value="68.0087" calcext:value-type="float">
            <text:p>68.0087</text:p>
          </table:table-cell>
          <table:table-cell/>
          <table:table-cell office:value-type="float" office:value="709.875" calcext:value-type="float">
            <text:p>709.875</text:p>
          </table:table-cell>
          <table:table-cell office:value-type="float" office:value="50.7044" calcext:value-type="float">
            <text:p>50.7044</text:p>
          </table:table-cell>
          <table:table-cell/>
          <table:table-cell office:value-type="float" office:value="34.0404" calcext:value-type="float">
            <text:p>34.0404</text:p>
          </table:table-cell>
          <table:table-cell office:value-type="float" office:value="75.2943" calcext:value-type="float">
            <text:p>75.2943</text:p>
          </table:table-cell>
          <table:table-cell/>
          <table:table-cell office:value-type="float" office:value="8015.02" calcext:value-type="float">
            <text:p>8015.02</text:p>
          </table:table-cell>
          <table:table-cell office:value-type="float" office:value="54.5812" calcext:value-type="float">
            <text:p>54.5812</text:p>
          </table:table-cell>
        </table:table-row>
        <table:table-row table:style-name="ro1">
          <table:table-cell/>
          <table:table-cell office:value-type="float" office:value="2.71257" calcext:value-type="float">
            <text:p>2.71257</text:p>
          </table:table-cell>
          <table:table-cell office:value-type="float" office:value="79.4191" calcext:value-type="float">
            <text:p>79.4191</text:p>
          </table:table-cell>
          <table:table-cell/>
          <table:table-cell office:value-type="float" office:value="695.595" calcext:value-type="float">
            <text:p>695.595</text:p>
          </table:table-cell>
          <table:table-cell office:value-type="float" office:value="62.5801" calcext:value-type="float">
            <text:p>62.5801</text:p>
          </table:table-cell>
          <table:table-cell/>
          <table:table-cell office:value-type="float" office:value="43.0619" calcext:value-type="float">
            <text:p>43.0619</text:p>
          </table:table-cell>
          <table:table-cell office:value-type="float" office:value="79.5904" calcext:value-type="float">
            <text:p>79.5904</text:p>
          </table:table-cell>
          <table:table-cell/>
          <table:table-cell office:value-type="float" office:value="11741.1" calcext:value-type="float">
            <text:p>11741.1</text:p>
          </table:table-cell>
          <table:table-cell office:value-type="float" office:value="69.4807" calcext:value-type="float">
            <text:p>69.4807</text:p>
          </table:table-cell>
        </table:table-row>
        <table:table-row table:style-name="ro1">
          <table:table-cell/>
          <table:table-cell office:value-type="float" office:value="1.54395" calcext:value-type="float">
            <text:p>1.54395</text:p>
          </table:table-cell>
          <table:table-cell office:value-type="float" office:value="74.1801" calcext:value-type="float">
            <text:p>74.1801</text:p>
          </table:table-cell>
          <table:table-cell/>
          <table:table-cell office:value-type="float" office:value="637.662" calcext:value-type="float">
            <text:p>637.662</text:p>
          </table:table-cell>
          <table:table-cell office:value-type="float" office:value="69.1707" calcext:value-type="float">
            <text:p>69.1707</text:p>
          </table:table-cell>
          <table:table-cell/>
          <table:table-cell office:value-type="float" office:value="52.1719" calcext:value-type="float">
            <text:p>52.1719</text:p>
          </table:table-cell>
          <table:table-cell office:value-type="float" office:value="92.2776" calcext:value-type="float">
            <text:p>92.2776</text:p>
          </table:table-cell>
          <table:table-cell/>
          <table:table-cell office:value-type="float" office:value="12922.1" calcext:value-type="float">
            <text:p>12922.1</text:p>
          </table:table-cell>
          <table:table-cell office:value-type="float" office:value="88.7233" calcext:value-type="float">
            <text:p>88.7233</text:p>
          </table:table-cell>
        </table:table-row>
        <table:table-row table:style-name="ro1">
          <table:table-cell/>
          <table:table-cell table:style-name="ce1" table:formula="of:=SUM([.B31:.B37])" office:value-type="float" office:value="17.87723" calcext:value-type="float">
            <text:p>17.87723</text:p>
          </table:table-cell>
          <table:table-cell table:style-name="ce1" table:formula="of:=SUM([.C31:.C37])" office:value-type="float" office:value="479.0437" calcext:value-type="float">
            <text:p>479.0437</text:p>
          </table:table-cell>
          <table:table-cell/>
          <table:table-cell table:style-name="ce1" table:formula="of:=SUM([.E31:.E37])" office:value-type="float" office:value="4841.374" calcext:value-type="float">
            <text:p>4841.374</text:p>
          </table:table-cell>
          <table:table-cell table:style-name="ce1" table:formula="of:=SUM([.F31:.F37])" office:value-type="float" office:value="338.6697" calcext:value-type="float">
            <text:p>338.6697</text:p>
          </table:table-cell>
          <table:table-cell/>
          <table:table-cell table:style-name="ce1" table:formula="of:=SUM([.H31:.H37])" office:value-type="float" office:value="190.30458" calcext:value-type="float">
            <text:p>190.30458</text:p>
          </table:table-cell>
          <table:table-cell table:style-name="ce1" table:formula="of:=SUM([.I31:.I37])" office:value-type="float" office:value="443.9699" calcext:value-type="float">
            <text:p>443.9699</text:p>
          </table:table-cell>
          <table:table-cell/>
          <table:table-cell table:style-name="ce1" table:formula="of:=SUM([.K31:.K37])" office:value-type="float" office:value="61984.3" calcext:value-type="float">
            <text:p>61984.3</text:p>
          </table:table-cell>
          <table:table-cell table:style-name="ce1" table:formula="of:=SUM([.L31:.L37])" office:value-type="float" office:value="365.9181" calcext:value-type="float">
            <text:p>365.918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7:55:06.431548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1:35:34.622749992</meta:creation-date>
    <dc:date>2020-06-20T17:59:16.473649972</dc:date>
    <meta:editing-duration>PT19M36S</meta:editing-duration>
    <meta:editing-cycles>10</meta:editing-cycles>
    <meta:generator>LibreOffice/6.0.7.3$Linux_X86_64 LibreOffice_project/00m0$Build-3</meta:generator>
    <meta:document-statistic meta:table-count="1" meta:cell-count="134" meta:object-count="0"/>
  </office:meta>
</office:document-meta>
</file>